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paragraph-rsid="001ffbc3"/>
    </style:style>
    <style:style style:name="P2" style:family="paragraph" style:parent-style-name="Normal_20__28_Web_29_">
      <style:text-properties officeooo:paragraph-rsid="00132a49"/>
    </style:style>
    <style:style style:name="P3" style:family="paragraph" style:parent-style-name="Normal_20__28_Web_29_">
      <style:paragraph-properties fo:margin-top="0.494cm" fo:margin-bottom="0cm" loext:contextual-spacing="false"/>
      <style:text-properties officeooo:paragraph-rsid="001b3710"/>
    </style:style>
    <style:style style:name="P4" style:family="paragraph" style:parent-style-name="Normal_20__28_Web_29_">
      <style:paragraph-properties fo:margin-top="0.494cm" fo:margin-bottom="0cm" loext:contextual-spacing="false"/>
      <style:text-properties officeooo:paragraph-rsid="001f7f7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Num3">
      <style:paragraph-properties fo:margin-top="0cm" fo:margin-bottom="0cm" loext:contextual-spacing="false" fo:line-height="100%"/>
      <style:text-properties officeooo:paragraph-rsid="001ffbc3"/>
    </style:style>
    <style:style style:name="P7" style:family="paragraph" style:parent-style-name="Standard" style:list-style-name="WWNum3">
      <style:paragraph-properties fo:margin-top="0cm" fo:margin-bottom="0cm" loext:contextual-spacing="false" fo:line-height="100%"/>
      <style:text-properties style:font-name="Arial" officeooo:paragraph-rsid="001ffbc3" style:font-name-complex="Arial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officeooo:paragraph-rsid="001ffbc3" style:font-name-complex="Arial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officeooo:paragraph-rsid="00285baf" style:font-name-complex="Arial1"/>
    </style:style>
    <style:style style:name="P10" style:family="paragraph" style:parent-style-name="Standard" style:list-style-name="WWNum3">
      <style:paragraph-properties fo:margin-top="0cm" fo:margin-bottom="0cm" loext:contextual-spacing="false" fo:line-height="100%"/>
      <style:text-properties fo:color="#000000" style:font-name="Arial" fo:font-size="11pt" officeooo:paragraph-rsid="001ffbc3" style:font-size-asian="11pt" style:font-name-complex="Arial1" style:font-size-complex="11pt"/>
    </style:style>
    <style:style style:name="P11" style:family="paragraph" style:parent-style-name="Normal_20__28_Web_29_">
      <style:text-properties fo:color="#000000" style:font-name="Arial" style:font-name-complex="Arial1"/>
    </style:style>
    <style:style style:name="P12" style:family="paragraph" style:parent-style-name="Normal_20__28_Web_29_" style:list-style-name="WWNum2">
      <style:text-properties fo:color="#000000" style:font-name="Arial" style:font-name-complex="Arial1"/>
    </style:style>
    <style:style style:name="P13" style:family="paragraph" style:parent-style-name="Normal_20__28_Web_29_" style:list-style-name="WWNum2">
      <style:text-properties fo:color="#000000" style:font-name="Arial" fo:font-size="11pt" officeooo:paragraph-rsid="00193ff2" style:font-size-asian="11pt" style:font-name-complex="Arial1" style:font-size-complex="11pt"/>
    </style:style>
    <style:style style:name="P14" style:family="paragraph" style:parent-style-name="Normal_20__28_Web_29_">
      <style:text-properties fo:color="#000000" style:font-name="Arial" fo:font-size="11pt" officeooo:paragraph-rsid="00132a49" style:font-size-asian="11pt" style:font-name-complex="Arial1" style:font-size-complex="11pt"/>
    </style:style>
    <style:style style:name="P15" style:family="paragraph" style:parent-style-name="Normal_20__28_Web_29_" style:list-style-name="WWNum2">
      <style:text-properties officeooo:paragraph-rsid="00193ff2"/>
    </style:style>
    <style:style style:name="P16" style:family="paragraph" style:parent-style-name="Normal_20__28_Web_29_">
      <style:paragraph-properties fo:margin-left="1.27cm" fo:margin-right="0cm" fo:text-indent="0cm" style:auto-text-indent="false"/>
      <style:text-properties fo:color="#000000" style:font-name="Arial" fo:font-weight="bold" style:font-weight-asian="bold" style:font-name-complex="Arial1" style:font-weight-complex="bold"/>
    </style:style>
    <style:style style:name="P17" style:family="paragraph" style:parent-style-name="Normal_20__28_Web_29_">
      <style:paragraph-properties fo:margin-top="0.494cm" fo:margin-bottom="0cm" loext:contextual-spacing="false"/>
      <style:text-properties fo:color="#000000" style:font-name="Arial" fo:font-size="11pt" officeooo:rsid="001b3710" officeooo:paragraph-rsid="001b3710" style:font-size-asian="11pt" style:font-name-complex="Arial1" style:font-size-complex="11pt"/>
    </style:style>
    <style:style style:name="P18" style:family="paragraph" style:parent-style-name="Normal_20__28_Web_29_">
      <style:paragraph-properties fo:margin-top="0.494cm" fo:margin-bottom="0cm" loext:contextual-spacing="false"/>
      <style:text-properties fo:color="#000000" style:font-name="Arial" fo:font-size="11pt" fo:font-weight="normal" officeooo:rsid="001f7f7e" officeooo:paragraph-rsid="001f7f7e" style:font-size-asian="11pt" style:font-weight-asian="normal" style:font-name-complex="Arial1" style:font-size-complex="11pt" style:font-weight-complex="normal"/>
    </style:style>
    <style:style style:name="P19" style:family="paragraph" style:parent-style-name="List_20_Paragraph" style:list-style-name="WWNum1">
      <style:text-properties fo:color="#000000" style:font-name="Arial" fo:font-size="12pt" style:font-size-asian="12pt" style:font-name-complex="Arial1" style:font-size-complex="12pt"/>
    </style:style>
    <style:style style:name="P20" style:family="paragraph" style:parent-style-name="List_20_Paragraph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1" style:family="paragraph" style:parent-style-name="List_20_Paragraph" style:list-style-name="WWNum4">
      <style:paragraph-properties fo:margin-left="0cm" fo:margin-right="0cm" fo:text-indent="0cm" style:auto-text-indent="false"/>
      <style:text-properties officeooo:paragraph-rsid="001ffbc3"/>
    </style:style>
    <style:style style:name="T1" style:family="text">
      <style:text-properties fo:color="#000000" style:font-name="Arial" style:font-name-complex="Arial1"/>
    </style:style>
    <style:style style:name="T2" style:family="text">
      <style:text-properties fo:color="#000000" style:font-name="Arial" style:font-name-complex="Arial1" style:font-weight-complex="bold"/>
    </style:style>
    <style:style style:name="T3" style:family="text">
      <style:text-properties fo:color="#000000" style:font-name="Arial" officeooo:rsid="001ffbc3" style:font-name-complex="Arial1" style:font-weight-complex="bold"/>
    </style:style>
    <style:style style:name="T4" style:family="text">
      <style:text-properties fo:color="#000000" style:font-name="Arial" style:text-underline-style="solid" style:text-underline-width="auto" style:text-underline-color="font-color" style:font-name-complex="Arial1"/>
    </style:style>
    <style:style style:name="T5" style:family="text">
      <style:text-properties fo:color="#000000" style:font-name="Arial" fo:font-size="11pt" style:font-size-asian="11pt" style:font-name-complex="Arial1" style:font-size-complex="11pt"/>
    </style:style>
    <style:style style:name="T6" style:family="text">
      <style:text-properties fo:color="#000000" style:font-name="Arial" fo:font-size="11pt" style:font-size-asian="11pt" style:font-name-complex="Arial1" style:font-size-complex="11pt" style:font-weight-complex="bold"/>
    </style:style>
    <style:style style:name="T7" style:family="text">
      <style:text-properties fo:color="#000000" style:font-name="Arial" fo:font-size="11pt" officeooo:rsid="00193ff2" style:font-size-asian="11pt" style:font-name-complex="Arial1" style:font-size-complex="11pt"/>
    </style:style>
    <style:style style:name="T8" style:family="text">
      <style:text-properties fo:color="#000000" style:font-name="Arial" fo:font-size="11pt" officeooo:rsid="001b3710" style:font-size-asian="11pt" style:font-name-complex="Arial1" style:font-size-complex="11pt"/>
    </style:style>
    <style:style style:name="T9" style:family="text">
      <style:text-properties fo:color="#000000" style:font-name="Arial" fo:font-size="11pt" style:text-underline-style="solid" style:text-underline-width="auto" style:text-underline-color="font-color" style:font-size-asian="11pt" style:font-name-complex="Arial1" style:font-size-complex="11pt"/>
    </style:style>
    <style:style style:name="T10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11" style:family="text">
      <style:text-properties fo:color="#000000" style:font-name="Arial" fo:font-size="11pt" fo:font-weight="bold" officeooo:rsid="001f7f7e" style:font-size-asian="11pt" style:font-weight-asian="bold" style:font-name-complex="Arial1" style:font-size-complex="11pt" style:font-weight-complex="bold"/>
    </style:style>
    <style:style style:name="T12" style:family="text">
      <style:text-properties fo:color="#000000" style:font-name="Arial" fo:font-size="11pt" fo:font-weight="bold" officeooo:rsid="00225edf" style:font-size-asian="11pt" style:font-weight-asian="bold" style:font-name-complex="Arial1" style:font-size-complex="11pt" style:font-weight-complex="bold"/>
    </style:style>
    <style:style style:name="T13" style:family="text">
      <style:text-properties fo:color="#000000" style:font-name="Arial" fo:font-weight="bold" style:font-weight-asian="bold" style:font-name-complex="Arial1" style:font-weight-complex="bold"/>
    </style:style>
    <style:style style:name="T14" style:family="text">
      <style:text-properties style:font-name="Arial" style:text-underline-style="solid" style:text-underline-width="auto" style:text-underline-color="font-color" style:font-name-complex="Arial1"/>
    </style:style>
    <style:style style:name="T15" style:family="text">
      <style:text-properties style:font-name="Arial" style:font-name-complex="Arial1"/>
    </style:style>
    <style:style style:name="T16" style:family="text">
      <style:text-properties style:font-name="Arial" fo:font-size="11pt" style:text-underline-style="solid" style:text-underline-width="auto" style:text-underline-color="font-color" style:font-size-asian="11pt" style:font-name-complex="Arial1" style:font-size-complex="11pt"/>
    </style:style>
    <style:style style:name="T17" style:family="text">
      <style:text-properties style:font-name="Arial" fo:font-style="italic" style:font-style-asian="italic" style:font-name-complex="Arial1"/>
    </style:style>
    <style:style style:name="T18" style:family="text">
      <style:text-properties style:font-name="Arial" fo:font-style="italic" style:font-style-asian="italic" style:font-name-complex="Arial1" style:font-style-complex="italic"/>
    </style:style>
    <style:style style:name="T19" style:family="text">
      <style:text-properties style:font-name="Arial" fo:font-weight="bold" style:font-weight-asian="bold" style:font-name-complex="Arial1" style:font-weight-complex="bold"/>
    </style:style>
    <style:style style:name="T20" style:family="text">
      <style:text-properties style:font-name="Arial" fo:font-weight="bold" officeooo:rsid="0020e43a" style:font-weight-asian="bold" style:font-name-complex="Arial1" style:font-weight-complex="bold"/>
    </style:style>
    <style:style style:name="T21" style:family="text">
      <style:text-properties style:font-name="Arial" fo:font-weight="bold" officeooo:rsid="002438ec" style:font-weight-asian="bold" style:font-name-complex="Arial1" style:font-weight-complex="bold"/>
    </style:style>
    <style:style style:name="T22" style:family="text">
      <style:text-properties officeooo:rsid="00277ab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77ab0" style:font-weight-asian="bold" style:font-weight-complex="bold"/>
    </style:style>
    <style:style style:name="T25" style:family="text">
      <style:text-properties fo:font-weight="bold" officeooo:rsid="00281de0" style:font-weight-asian="bold" style:font-weight-complex="bold"/>
    </style:style>
    <style:style style:name="T26" style:family="text">
      <style:text-properties fo:font-weight="bold" officeooo:rsid="00285baf" style:font-weight-asian="bold" style:font-weight-complex="bold"/>
    </style:style>
    <style:style style:name="T27" style:family="text">
      <style:text-properties fo:font-weight="bold" officeooo:rsid="00294aa4" style:font-weight-asian="bold" style:font-weight-complex="bold"/>
    </style:style>
    <style:style style:name="T28" style:family="text">
      <style:text-properties officeooo:rsid="00281de0"/>
    </style:style>
    <style:style style:name="T29" style:family="text">
      <style:text-properties officeooo:rsid="00285baf"/>
    </style:style>
    <style:style style:name="T30" style:family="text">
      <style:text-properties officeooo:rsid="00294a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list xml:id="list2394501098" text:style-name="WWNum1">
        <text:list-item>
          <text:p text:style-name="P19">Consultas sobre o plano de aula. Baixe o arquivo disciplinas.xml no link http://www.rodrigofujioka.com/xpath.</text:p>
        </text:list-item>
      </text:list>
      <text:p text:style-name="P11"><text:line-break/>Crie um diretório local e faça o download do documento XML disciplina.xml. </text:p>
      <text:p text:style-name="Normal_20__28_Web_29_"><text:span text:style-name="T1">Edite com o notepad++ leve até </text:span><text:span text:style-name="T4">o </text:span><text:span text:style-name="T14">http://www.online-toolz.com/tools/xpath-editor.php</text:span></text:p>
      <text:p text:style-name="Normal_20__28_Web_29_"><text:span text:style-name="T1">Construa expressões XPath que atendam as seguintes consultas:</text:span><text:span text:style-name="apple-converted-space"><text:span text:style-name="T1"> </text:span></text:span><text:span text:style-name="T1"><text:line-break/> </text:span></text:p>
      <text:list xml:id="list1716122373" text:style-name="WWNum2">
        <text:list-item>
          <text:p text:style-name="P12">Selecione todas as aulas teóricas (tipo = "T" do elemento aula).</text:p>
        </text:list-item>
      </text:list>
      <text:p text:style-name="Normal_20__28_Web_29_"><text:span text:style-name="T1"><text:s text:c="11"/></text:span><text:span text:style-name="T13">R = /posbancodedados/aula[@tipo= 'T']</text:span></text:p>
      <text:list xml:id="list200737025311392" text:continue-numbering="true" text:style-name="WWNum2">
        <text:list-item>
          <text:p text:style-name="P12">Selecione todas as aulas práticas (tipo = "P" do elemento aula).</text:p>
        </text:list-item>
      </text:list>
      <text:p text:style-name="Normal_20__28_Web_29_"><text:span text:style-name="T1"><text:s text:c="11"/></text:span><text:span text:style-name="T13">R = /posbancodedados/aula[@tipo= 'P']</text:span><text:bookmark text:name="_GoBack"/></text:p>
      <text:list xml:id="list200736641863196" text:continue-numbering="true" text:style-name="WWNum2">
        <text:list-item>
          <text:p text:style-name="P12">Selecione as datas de todas as aulas.</text:p>
        </text:list-item>
      </text:list>
      <text:p text:style-name="P20">R = /posbancodedados/aula/data</text:p>
      <text:list xml:id="list200736952096518" text:continue-numbering="true" text:style-name="WWNum2">
        <text:list-item>
          <text:p text:style-name="P12">Selecione o primeiro parágrafo do sumário de cada aula.</text:p>
        </text:list-item>
      </text:list>
      <text:p text:style-name="P16">R = /posbancodedados/aula/sumario/p</text:p>
      <text:p text:style-name="Standard"/>
      <text:list xml:id="list200736511291562" text:continue-numbering="true" text:style-name="WWNum2">
        <text:list-header>
          <text:p text:style-name="P15"><text:span text:style-name="T7">2 . </text:span><text:span text:style-name="T5"><text:s/></text:span><text:span text:style-name="T6">Realize o mesmo procedimento para o arquivo agenda.xml</text:span></text:p>
          <text:p text:style-name="P13">Crie um diretório local e faça o download do documento XML agenda.xml. </text:p>
          <text:p text:style-name="P15"><text:span text:style-name="T5">Edite com o notepad++ leve até </text:span><text:span text:style-name="T9">o </text:span><text:span text:style-name="T16">http://www.online-toolz.com/tools/xpath-editor.php</text:span></text:p>
          <text:p text:style-name="P15"><text:span text:style-name="T5">Construa expressões XPath que atendam as seguintes consultas:</text:span><text:span text:style-name="apple-converted-space"><text:span text:style-name="T5"> </text:span></text:span></text:p>
        </text:list-header>
      </text:list>
      <text:p text:style-name="P3"><text:span text:style-name="T8"><text:s text:c="6"/>a) <text:s text:c="2"/></text:span><text:span text:style-name="T5">Selecione todas as entradas com código igual a 253.</text:span></text:p>
      <text:p text:style-name="P3"><text:span text:style-name="T8"><text:s text:c="6"/>b) <text:s text:c="2"/></text:span><text:span text:style-name="T5">Selecione os identificadores das entradas que não são do tipo "pessoa".</text:span></text:p>
      <text:p text:style-name="P4"><text:span text:style-name="T5"><text:s text:c="13"/></text:span><text:span text:style-name="T11">R = /agenda/entrada[@tipo= 'empresa']</text:span></text:p>
      <text:p text:style-name="P17"/>
      <text:p text:style-name="P17"/>
      <text:p text:style-name="P3"><text:soft-page-break/><text:span text:style-name="T8">c) <text:s text:c="3"/></text:span><text:span text:style-name="T5">Selecione os identificadores das entradas que não são do tipo "empresa".</text:span></text:p>
      <text:p text:style-name="P4"><text:span text:style-name="T5"><text:s text:c="5"/></text:span><text:span text:style-name="T10"><text:s text:c="2"/></text:span><text:span text:style-name="T11">R = /agenda/entrada[@tipo= 'pessoa'] </text:span></text:p>
      <text:p text:style-name="P18"/>
      <text:list xml:id="list4158786929" text:style-name="WWNum4">
        <text:list-header>
          <text:p text:style-name="P21"><text:span text:style-name="T3">3 <text:s/></text:span><text:span text:style-name="T2">Realize o mesmo procedimento para o arquivo </text:span><text:span text:style-name="T13">Livros.xml</text:span></text:p>
        </text:list-header>
      </text:list>
      <text:list xml:id="list2857744344" text:style-name="WWNum3">
        <text:list-item>
          <text:p text:style-name="P7">Buscar os dados de todos os livros;</text:p>
        </text:list-item>
      </text:list>
      <text:p text:style-name="P8"><text:s text:c="3"/></text:p>
      <text:p text:style-name="P1"><text:span text:style-name="T15"><text:s text:c="13"/></text:span><text:span text:style-name="T19"><text:s text:c="2"/></text:span><text:span text:style-name="T20">R = /Livros</text:span></text:p>
      <text:p text:style-name="P8"/>
      <text:list xml:id="list200736969126569" text:continue-numbering="true" text:style-name="WWNum3">
        <text:list-item>
          <text:p text:style-name="P7">Buscar os títulos e os ISBNs dos livros;</text:p>
        </text:list-item>
      </text:list>
      <text:p text:style-name="P8"/>
      <text:p text:style-name="P8"><text:s text:c="12"/><text:span text:style-name="T27">R = </text:span><text:span text:style-name="T23">/Livros/livro/titulo | /Livros /livro/@ISBN</text:span></text:p>
      <text:p text:style-name="P8"/>
      <text:list xml:id="list200735568604682" text:continue-numbering="true" text:style-name="WWNum3">
        <text:list-item>
          <text:p text:style-name="P7">Buscar os títulos dos livros com preço superior a 200;</text:p>
        </text:list-item>
      </text:list>
      <text:p text:style-name="P8"/>
      <text:p text:style-name="P1"><text:span text:style-name="T15"><text:s text:c="9"/></text:span><text:span text:style-name="T19"><text:s text:c="3"/></text:span><text:span text:style-name="T21">R = /Livros/livro[preco&gt;200]</text:span></text:p>
      <text:p text:style-name="P8"/>
      <text:list xml:id="list200736304857590" text:continue-numbering="true" text:style-name="WWNum3">
        <text:list-item>
          <text:p text:style-name="P7">Buscar os nomes dos autores que possuem mail;</text:p>
        </text:list-item>
      </text:list>
      <text:p text:style-name="P8"/>
      <text:p text:style-name="P1"><text:span text:style-name="T15"><text:s text:c="12"/></text:span><text:span text:style-name="T21">R = </text:span><text:span text:style-name="T19"><text:s text:c="2"/>/Livros/livro/autor/mail</text:span></text:p>
      <text:p text:style-name="P8"/>
      <text:list xml:id="list200736878375998" text:continue-numbering="true" text:style-name="WWNum3">
        <text:list-item>
          <text:p text:style-name="P7">Buscar os dados dos livros de 2005 que não sejam da editora Campus;</text:p>
        </text:list-item>
      </text:list>
      <text:p text:style-name="P8"/>
      <text:p text:style-name="P8"><text:s text:c="12"/></text:p>
      <text:list xml:id="list200736355355159" text:continue-numbering="true" text:style-name="WWNum3">
        <text:list-item>
          <text:p text:style-name="P6"><text:span text:style-name="T15">Buscar os títulos dos livros escritos por </text:span><text:span text:style-name="T17">Joao da Silva</text:span> <text:span text:style-name="T15">ou</text:span> <text:span text:style-name="T17">Ana Pereira</text:span><text:span text:style-name="T15"> que custam menos de 100;</text:span></text:p>
        </text:list-item>
      </text:list>
      <text:p text:style-name="P8"/>
      <text:p text:style-name="P8"/>
      <text:p text:style-name="P8"/>
      <text:list xml:id="list200737027018526" text:continue-numbering="true" text:style-name="WWNum3">
        <text:list-item>
          <text:p text:style-name="P6"><text:span text:style-name="T15">Buscar o nome do segundo autor de cada livro (função </text:span><text:span text:style-name="T17">position()</text:span><text:span text:style-name="T15">); </text:span></text:p>
          <text:p text:style-name="P6"><text:span text:style-name="T15"/></text:p>
        </text:list-item>
      </text:list>
      <text:p text:style-name="P8"><text:s text:c="11"/><text:span text:style-name="T25">R = </text:span><text:span text:style-name="T23">/Livros/livro/autor[position()=2]</text:span></text:p>
      <text:p text:style-name="P8"/>
      <text:list xml:id="list200737308952708" text:continue-numbering="true" text:style-name="WWNum3">
        <text:list-item>
          <text:p text:style-name="P7">Buscar o nome do autor ou o título do evento de cada livro;</text:p>
        </text:list-item>
      </text:list>
      <text:p text:style-name="P8"/>
      <text:p text:style-name="P8"><text:s text:c="11"/><text:span text:style-name="T23"><text:s/></text:span><text:span text:style-name="T24">R <text:s/>= </text:span><text:span text:style-name="T23"><text:s text:c="2"/>/Livros/livro/titulo</text:span></text:p>
      <text:p text:style-name="P8"/>
      <text:list xml:id="list200736254077076" text:continue-numbering="true" text:style-name="WWNum3">
        <text:list-item>
          <text:p text:style-name="P7">Buscar o título dos eventos que ocorreram no estado RS;</text:p>
        </text:list-item>
      </text:list>
      <text:p text:style-name="P8"><text:s text:c="12"/></text:p>
      <text:p text:style-name="P8"><text:s text:c="11"/></text:p>
      <text:p text:style-name="P8"/>
      <text:list xml:id="list200735454291781" text:continue-numbering="true" text:style-name="WWNum3">
        <text:list-item>
          <text:p text:style-name="P6"><text:span text:style-name="T15">Buscar apenas os textos dos títulos dos livros, sem a </text:span><text:span text:style-name="T18">tag</text:span><text:span text:style-name="T15"> ‘titulo’ (função </text:span><text:span text:style-name="T17">text()</text:span><text:span text:style-name="T15">) ;</text:span></text:p>
        </text:list-item>
      </text:list>
      <text:p text:style-name="P9"><text:s text:c="13"/></text:p>
      <text:p text:style-name="P9"><text:span text:style-name="T29"><text:s text:c="11"/></text:span><text:span text:style-name="T26">R = </text:span><text:span text:style-name="T23"><text:s/>/Livros/livro/titulo/text()</text:span></text:p>
      <text:p text:style-name="P8"><text:s text:c="11"/></text:p>
      <text:p text:style-name="P8"/>
      <text:list xml:id="list200736533880714" text:continue-numbering="true" text:style-name="WWNum3">
        <text:list-item>
          <text:p text:style-name="P10">buscar os dados dos autores que possuem livros com preço inferior a 80.</text:p>
        </text:list-item>
      </text:list>
      <text:p text:style-name="P2"><text:span text:style-name="T5"><text:s text:c="9"/></text:span><text:span text:style-name="T10"><text:s text:c="3"/></text:span><text:span text:style-name="T12">R = Livros/livro[preco&lt;80]</text:span></text:p>
      <text:p text:style-name="P14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6%" fo:text-indent="0cm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</meta:initial-creator>
    <meta:editing-cycles>18</meta:editing-cycles>
    <meta:creation-date>2019-09-12T00:06:00</meta:creation-date>
    <dc:date>2019-09-28T20:07:34.350000000</dc:date>
    <meta:editing-duration>PT16H9M44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47" meta:word-count="351" meta:character-count="2461" meta:non-whitespace-character-count="19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